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674in"/>
        </style:tab-stops>
      </style:paragraph-properties>
      <style:text-properties style:font-name="Helvetica" fo:font-size="12.0pt"/>
    </style:style>
    <style:style style:name="P3" style:family="paragraph" style:parent-style-name="Standard">
      <style:text-properties style:font-name="Helvetica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java -jar -Xmx8G '/Users/connylinlin/Desktop/Chore_1.3.0.r1035.jar' --help</text:p>
      <text:p text:style-name="P1"/>
      <text:p text:style-name="P1"/>
      <text:p text:style-name="P1"/>
      <text:p text:style-name="P1"><text:span text:style-name="T1">Beethoven (works)</text:span></text:p>
      <text:p text:style-name="P1">java -jar -Xmx8G '/Users/connylinlin/Desktop/Beethoven_v2.jar' '/Users/connylinlin/Desktop/Chore_1.3.0.r1035.jar ' -p 0.027 -s 0.1 -t 20 -M 2 --shadowless -S <text:span text:style-name="T1">-o nNss*b12M</text:span><text:s/>--plugin Reoutline::exp --plugin Respine --plugin MeasureReversal::postfix=txt</text:p>
      <text:p text:style-name="P2"/>
      <text:p text:style-name="P2"><text:span text:style-name="T1">Mac Chor map (don't work)</text:span></text:p>
      <text:p text:style-name="P2">java -jar -Xmx8G '/Users/connylinlin/Desktop/Chore_1.3.0.r1035.jar' --map -M '/Users/connylinlin/MatLabTest/Flame/MWT_Personal_Folders/Daniel_Hsiao/20130603C_DH_100s30x10s10s'</text:p>
      <text:p text:style-name="P1"/>
      <text:p text:style-name="P1"><text:span text:style-name="T1">Beethoven v3 (works)</text:span></text:p>
      <text:p text:style-name="P1">java -jar -Xmx8G '/Users/connylinlin/Desktop/Beethoven_v2.jar' '/Users/connylinlin/Desktop/Chore_1.3.0.r1035.jar ' -p 0.027 -s 0.1 -t 20 -M 2 --shadowless -S -o nee#e*ss#s*SS#S*ll#l*LL#L*ww#w*aa#a*mm#m*MM#M*kk#k*bb#b*pp#p*dd#d*1 --plugin Reoutline::exp --plugin Respine --plugin MeasureReversal::postfix=txt</text:p>
      <text:p text:style-name="P1"/>
      <text:p text:style-name="P1"/>
      <text:p text:style-name="P1"><text:span text:style-name="T1">Evan's ignore tap spontaneous reversal</text:span></text:p>
      <text:p text:style-name="P1">java -jar -Xmx8G '/Users/connylinlin/Desktop/Beethoven_v2.jar' '/Users/connylinlin/Desktop/Chore_1.3.0.r1035.jar ' -p 0.027 -s 0.1 -t 20 -M 2 --shadowless -S -o nee#e*ss#s*SS#S*ll#l*LL#L*ww#w*aa#a*mm#m*MM#M*kk#k*bb#b*pp#p*dd#d*1 --plugin Reoutline::exp --plugin Respine --plugin MeasureReversal::postfix=txt</text:p>
      <text:p text:style-name="P3"/>
      <text:p text:style-name="P3">Example:</text:p>
      <text:p text:style-name="P3">java -jar '/home/crankin/Desktop/Beethoven_v2.jar' </text:p>
      <text:p text:style-name="P3">'/home/crankin/Desktop/Chore_1.3.0.r1035.jar' -p 0.027 -s 0.1 -t 20 -M 2 --shadowless -S -N all <text:span text:style-name="T1">-o nNss*b12M</text:span><text:s/>--plugin Reoutline::exp --plugin Respine </text:p>
      <text:p text:style-name="P3"/>
      <text:p text:style-name="P3"><text:span text:style-name="T1">For individual worms, all parameters </text:span></text:p>
      <text:p text:style-name="P3">java -jar '/home/crankin/Desktop/Beethoven_v2.jar' '/home/crankin/Desktop/Chore_1.3.0.r1035.jar' -p 0.027 -s 0.1 -t 20 -M 2 --shadowless -S -N all <text:span text:style-name="T1">-o nee#e*ss#s*SS#S*ll#l*LL#L*ww#w*aa#a*mm#m*MM#M*kk#k*bb#b*pp#p*dd#d*1</text:span><text:s/>-N all --plugin Reoutline::exp --plugin Respine </text:p>
      <text:p text:style-name="P3"/>
      <text:p text:style-name="P3">For individual worms, all parameters, no stats</text:p>
      <text:p text:style-name="P3">java -jar '/home/crankin/Desktop/Beethoven_v2.jar' '/home/crankin/Desktop/Chore_1.3.0.r1035.jar' -p 0.027 -s 0.1 -t 20 -M 2 --shadowless -S -N all <text:span text:style-name="T1">-o nesSlLwamMkbpd*1</text:span><text:s/>-N all --plugin Reoutline::exp --plugin Respine </text:p>
      <text:p text:style-name="P3"/>
      <text:p text:style-name="P3">For summary worms, all parameters</text:p>
      <text:p text:style-name="P3">java -jar '/home/crankin/Desktop/Beethoven_v2.jar' '/home/crankin/Desktop/Chore_1.3.0.r1035.jar' -p 0.027 -s 0.1 -t 20 -M 2 --shadowless -S <text:span text:style-name="T1">-o nee#e*ss#s*SS#S*ll#l*LL#L*ww#w*aa#a*mm#m*MM#M*kk#k*bb#b*pp#p*dd#d*1</text:span><text:s/>-N all --plugin Reoutline::exp --plugin Respine </text:p>
      <text:p text:style-name="P3"/>
      <text:p text:style-name="P3"/>
      <text:p text:style-name="P3">Igor</text:p>
      <text:p text:style-name="P3">For individual worms</text:p>
      <text:p text:style-name="P3">java -jar '/home/crankin/Desktop/Beethoven_v2.jar' '/home/crankin/Desktop/Chore_1.3.0.r1035.jar' -p 0.027 -s 0.1 -t 20 -M 2 --shadowless -S -N all <text:span text:style-name="T1">-o nee#e*ss#s*SS#S*ll#l*LL#L*ww#w*aa#a*mm#m*MM#M*kk#k*bb#b*pp#p*dd#d*1</text:span><text:s/>-N all --plugin Reoutline::exp --plugin Respine </text:p>
      <text:p text:style-name="P3"/>
      <text:p text:style-name="P3"/>
      <text:p text:style-name="P3">t time -- always the first column unless included again</text:p>
      <text:p text:style-name="P3">n number -- the number of objects tracked</text:p>
      <text:p text:style-name="P3">e area</text:p>
      <text:p text:style-name="P3">s speed</text:p>
      <text:p text:style-name="P3">S angular -- angular speed</text:p>
      <text:p text:style-name="P3">l length -- measured along major axis, not curve of object</text:p>
      <text:p text:style-name="P3">L rellength -- instantaneous length/average length</text:p>
      <text:p text:style-name="P3">w width</text:p>
      <text:p text:style-name="P3">a aspect – length/width</text:p>
      <text:p text:style-name="P3">m midline -- length measured along the curve of object</text:p>
      <text:p text:style-name="P3">M morphwidth -- mean width of body about midline</text:p>
      <text:p text:style-name="P3">k kink -- head/tail angle difference from body (in degrees) </text:p>
      <text:p text:style-name="P3"><text:s text:c="4"/>b bias -- fractional excess of time spent moving one way </text:p>
      <text:p text:style-name="P3"><text:s text:c="4"/>P pathlen -- distance traveled forwards (backwards=negative) <text:s/></text:p>
      <text:p text:style-name="P3"><text:s text:c="4"/>d dir -- consistency of direction of motion </text:p>
      <text:p text:style-name="P3">1 tap -- whether a tap (stimulus 1) has occurred</text:p>
      <text:p text:style-name="P3"/>
      <text:p text:style-name="P3"># :number -- number of items considered in this statistic</text:p>
      <text:p text:style-name="P3">* :std -- standard deviation</text:p>
      <text:p text:style-name="P3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39</meta:generator>
    <meta:initial-creator>Catharine Rankin</meta:initial-creator>
  </office:meta>
</office:document-meta>
</file>